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4423018602409889548"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14"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6353179039597624170" text:style-name="L2">
              <text:list-item>
                <text:p text:style-name="P8">CA1: Studded gloves (rare, high strength up and low dexterity up)</text:p>
              </text:list-item>
              <text:list-item>
                <text:p text:style-name="P8">CA2: Helmet plate (common, low dexterity up)</text:p>
              </text:list-item>
              <text:list-item>
                <text:p text:style-name="P8">CA3: Trunk plate (rare, high dexterity up)</text:p>
              </text:list-item>
              <text:list-item>
                <text:p text:style-name="P8">CA4: Back plate (common, low dexterity up)</text:p>
              </text:list-item>
              <text:list-item>
                <text:p text:style-name="P8">CA5: Shoulder plate (uncommon, medium dexterity up)</text:p>
              </text:list-item>
              <text:list-item>
                <text:p text:style-name="P8">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3713449910823314640" text:style-name="L3">
              <text:list-item>
                <text:p text:style-name="P9">MC1: Hood (common, low magika up, low dexterity up)</text:p>
              </text:list-item>
              <text:list-item>
                <text:p text:style-name="P9">MC2: Robe (uncommon, medium magika up, <text:s/>low dexterity up)</text:p>
              </text:list-item>
              <text:list-item>
                <text:p text:style-name="P9">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8222629945002945572" text:style-name="L4">
              <text:list-item>
                <text:p text:style-name="P10">A1: Sophie and WoW necklace (rare, medium life point up and low magika up)</text:p>
              </text:list-item>
              <text:list-item>
                <text:p text:style-name="P10">A2: Markl necklace (rare, medium life point up and medium dexterity up)</text:p>
              </text:list-item>
              <text:list-item>
                <text:p text:style-name="P10">A3: Stone of the Intelligence Calcifer (uncommon, medium Intelligence up)</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7431802228960873451" text:style-name="L5">
              <text:list-item>
                <text:p text:style-name="P11">Life potion: recharge the missing life points.</text:p>
              </text:list-item>
              <text:list-item>
                <text:p text:style-name="P11">Regeneration potion: increases the regeneration of life points for tot seconds.</text:p>
              </text:list-item>
              <text:list-item>
                <text:p text:style-name="P11">Magika potion: increase the magic power for tot seconds.</text:p>
              </text:list-item>
              <text:list-item>
                <text:p text:style-name="P11">Potion of dexterity: increase dexterity for tot seconds.</text:p>
              </text:list-item>
              <text:list-item>
                <text:p text:style-name="P11">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656285193864941408" text:style-name="L6">
              <text:list-item>
                <text:p text:style-name="P12">HW1: Club (common, low strength up)</text:p>
              </text:list-item>
              <text:list-item>
                <text:p text:style-name="P12">HW2: Nailed bat (uncommon, medium strength up)</text:p>
              </text:list-item>
              <text:list-item>
                <text:p text:style-name="P12">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559429396625905439" text:style-name="L7">
              <text:list-item>
                <text:p text:style-name="P13">HA1: Shoulder straps (common, low dexterity up)</text:p>
              </text:list-item>
              <text:list-item>
                <text:p text:style-name="P13">HA2: Greave (uncommon, medium dexterity up)</text:p>
              </text:list-item>
              <text:list-item>
                <text:p text:style-name="P13">HA3: Shield (rare, +1 CA)</text:p>
              </text:list-item>
            </text:list>
          </table:table-cell>
        </table:table-row>
      </table:table>
      <text:h text:style-name="Heading_20_3" text:outline-level="3"><text:soft-page-break/>Item</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Text_20_body">In level 6 the player can find four drops inside the missions, exploring the various maps. In particular:</text:p>
      <text:p text:style-name="Standard">- HA3 is found by exploring the prisons, the player must find the secret passage in the guard post 3 and face the two enemies in the interrogation room.</text:p>
      <text:p text:style-name="Standard">- MC2 is found by exploring the NO sector of the city inside a shop whose entrance door is semi-open.</text:p>
      <text:p text:style-name="Standard">- A3 is hidden in the castle and is obtained by exploring room Y after having beaten the enemies who preside it.</text:p>
      <text:p text:style-name="Standard">- CA5 is in the arsenal to which you must log in during the side quest to help the resistance. In particular the player open the trunk placed in the corner of the room.</text:p>
      <text:p text:style-name="Standard"/>
      <text:p text:style-name="Standard"/>
      <text:h text:style-name="P14" text:outline-level="2">Exploration rewards</text:h>
      <text:p text:style-name="Text_20_body">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p text:style-name="Standard">- City: 11 (3 NO, 4 SO, 4 SE)</text:p>
      <text:p text:style-name="Standard">- Castle: 2</text:p>
      <text:p text:style-name="Standard">- Prisons: 2</text:p>
      <text:p text:style-name="Standard">- Port: 2</text:p>
      <text:p text:style-name="Standard">- Barracks: 1</text:p>
      <text:p text:style-name="Standard">- Training Camp: 1</text:p>
      <text:p text:style-name="Standard">- Arsenal: 0</text:p>
      <text:p text:style-name="Standard">- Tower: 1</text:p>
      <text:p text:style-name="Standard">- Base of resistance: 2</text:p>
      <text:p text:style-name="Standard">- Tavern: 2</text:p>
      <text:p text:style-name="Standard">- Sewers: 2</text:p>
      <text:p text:style-name="Standard"/>
      <text:p text:style-name="Standard">Objects in the city can be found on the sides of roads, on the ground or in small shops that the player finds open and in which he can enter.</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7T16:23:16.87</dc:date>
    <meta:editing-duration>PT4H45M3S</meta:editing-duration>
    <meta:editing-cycles>128</meta:editing-cycles>
    <meta:generator>OpenOffice/4.1.4$Win32 OpenOffice.org_project/414m5$Build-9788</meta:generator>
    <meta:document-statistic meta:table-count="5" meta:image-count="0" meta:object-count="0" meta:page-count="7" meta:paragraph-count="229" meta:word-count="1365" meta:character-count="7208"/>
    <meta:template xlink:type="simple" xlink:actuate="onRequest" xlink:title="" xlink:href="../MasterGameDesignDocument.odm" meta:date="2018-12-26T10:28:13.58"/>
  </office:meta>
</office:document-meta>
</file>